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0155b" officeooo:paragraph-rsid="0010155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Make a point about syncing the db fie with a NAS or Microsoft product or something of the like</text:p>
        </text:list-item>
        <text:list-item>
          <text:p text:style-name="P1">Principle of least security with user accounts only accessing certain function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23:28:24.338897173</meta:creation-date>
    <dc:date>2023-04-08T23:30:05.805713033</dc:date>
    <meta:editing-duration>PT1M43S</meta:editing-duration>
    <meta:editing-cycles>1</meta:editing-cycles>
    <meta:generator>LibreOffice/7.4.6.2$Linux_X86_64 LibreOffice_project/40$Build-2</meta:generator>
    <meta:document-statistic meta:table-count="0" meta:image-count="0" meta:object-count="0" meta:page-count="1" meta:paragraph-count="2" meta:word-count="32" meta:character-count="175" meta:non-whitespace-character-count="147"/>
  </office:meta>
</office:document-meta>
</file>